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
      <text:p text:style-name="Standard">It occurs when a program repeatedly fails to return memory it has obtained for temporary use. JavaScript web apps can often suffer from similar memory related issues that native<text:s/>applications do, such as<text:s/><text:span text:style-name="StrongEmphasis">leaks</text:span><text:s/>and bloat but they also have to deal with<text:s/><text:span text:style-name="StrongEmphasis">garbage collection pauses.</text:span></text:p>
      <text:p text:style-name="Standard"/>
      <text:p text:style-name="Standard">Although JavaScript uses garbage collection for automatic memory management,<text:s/><text:a xlink:href="http://www.html5rocks.com/en/tutorials/memory/effectivemanagement/" office:target-frame-name="_top" xlink:show="replace">effective</text:a><text:s/>memory management is still important.</text:p>
      <text:p text:style-name="Standard"/>
      <text:p text:style-name="Standard"/>
      <text:p text:style-name="Standard">From developer.chrome.com :</text:p>
      <text:p text:style-name="Standard"/>
      <text:p text:style-name="Standard">If after a few iterations you see a<text:s/><text:a xlink:href="http://en.wikipedia.org/wiki/Sawtooth_wave" office:target-frame-name="_top" xlink:show="replace">sawtooth</text:a><text:s/>shaped graph (in the memory pane at the top), you are allocating lots of shortly lived objects. But if the sequence of actions is not expected to result in any retained memory, and does not drop down back to the baseline where you began, you have good reason to suspect there is a leak.</text:p>
      <text:p text:style-name="Standard"/>
      <text:p text:style-name="Standard"/>
      <text:p text:style-name="Standard">THE PROBLEM WITH SHIFT-ESC (TASK<text:s/>MANAGER)</text:p>
      <text:p text:style-name="Standard"/>
      <text:p text:style-name="Standard"><text:span text:style-name="StrongEmphasis">Is my page using too much memory?</text:span><text:s/>- the<text:s/><text:a xlink:href="https://developer.chrome.com/devtools/docs/javascript-memory-profiling#memory_mode" office:target-frame-name="_top" xlink:show="replace">Timeline memory view</text:a><text:s/>and<text:s/><text:a xlink:href="https://developer.chrome.com/devtools/docs/javascript-memory-profiling#chrome_task_manager" office:target-frame-name="_top" xlink:show="replace">Chrome task manager</text:a><text:s/>can help you identify if you’re using too much memory. Memory view can track the number of live DOM nodes, documents and JS event listeners in the inspected render process.</text:p>
      <text:p text:style-name="Standard"/>
      <text:p text:style-name="Textbody">Timeline shows JS heap used by all<text:s/>allocated objects. That includes both live and garbage that is not yet collected. That's why you see the saw graph -- objects are being allocated so the graph goes up and eventually GC kicks in and frees unused objects aka garbage.</text:p>
      <text:p text:style-name="Textbody">When V8 allocates memory for JS heap from the OS it does not do the allocation for each object but rather acquires it in big chunks. So it usually has some extra memory that is committed from the OS but isn't used by any heap objects yet. That's the total heap memory you can see<text:s/>in the Chrome task manager.</text:p>
      <text:p text:style-name="Textbody"><text:s/>e<text:a xlink:href="http://www.html5rocks.com/en/tutorials/memory/effectivemanagement/" office:target-frame-name="_top" xlink:show="replace">ffective</text:a><text:s/>memory management is still important and reusing objects instead of creating new ones sounds like an interesting approach.</text:p>
      <text:p text:style-name="Textbody"/>
      <text:p text:style-name="Textbody"/>
      <text:p text:style-name="Textbody"/>
      <text:p text:style-name="Textbody"/>
      <text:p text:style-name="Textbody">https://developer.chrome.com/devtools/docs/javascript-memory-profiling#object_allocation_tracke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OUDREAU, Pier-Luc (Pier-Luc)</meta:initial-creator>
    <dc:creator>pierlucb</dc:creator>
    <meta:creation-date>2015-01-13T22:13:00Z</meta:creation-date>
    <dc:date>2015-01-14T14:56:00Z</dc:date>
    <meta:template xlink:href="Normal" xlink:type="simple"/>
    <meta:editing-cycles>1</meta:editing-cycles>
    <meta:editing-duration>PT4620S</meta:editing-duration>
    <meta:document-statistic meta:page-count="1" meta:paragraph-count="4" meta:word-count="346" meta:character-count="2315" meta:row-count="16" meta:non-whitespace-character-count="1973"/>
  </office:meta>
</office:document-meta>
</file>